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6.807cm"/>
    </style:style>
    <style:style style:name="co7" style:family="table-column">
      <style:table-column-properties fo:break-before="auto" style:column-width="4.242cm"/>
    </style:style>
    <style:style style:name="co8" style:family="table-column">
      <style:table-column-properties fo:break-before="auto" style:column-width="5.244cm"/>
    </style:style>
    <style:style style:name="co9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6600"/>
    </style:style>
    <style:style style:name="ce56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2T18:01:56.87">
            <text:p>2020/5/12 18:01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2T18:01:55.29">
            <text:p>2020/5/12 18:01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1">
            <office:annotation draw:style-name="gr1" draw:text-style-name="P1" svg:width="2.899cm" svg:height="1.139cm" svg:x="2.858cm" svg:y="0.001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2T18:01:55.29">
            <text:p>2020/5/12 18:01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1" table:default-cell-style-name="ce39"/>
        <table:table-column table:style-name="co5" table:default-cell-style-name="ce40"/>
        <table:table-column table:style-name="co6" table:default-cell-style-name="ce41"/>
        <table:table-column table:style-name="co7" table:default-cell-style-name="ce41"/>
        <table:table-column table:style-name="co1" table:default-cell-style-name="ce40"/>
        <table:table-column table:style-name="co1" table:default-cell-style-name="ce41"/>
        <table:table-column table:style-name="co1" table:default-cell-style-name="ce26"/>
        <table:table-column table:style-name="co1" table:default-cell-style-name="ce45"/>
        <table:table-column table:style-name="co2" table:default-cell-style-name="ce46"/>
        <table:table-column table:style-name="co2" table:default-cell-style-name="ce50"/>
        <table:table-column table:style-name="co2" table:default-cell-style-name="ce48"/>
        <table:table-column table:style-name="co1" table:default-cell-style-name="ce10"/>
        <table:table-column table:style-name="co1" table:number-columns-repeated="1012" table:default-cell-style-name="Default"/>
        <table:table-row table:style-name="ro1">
          <table:table-cell table:style-name="ce1" table:formula="of:=CONCATENATE(&quot;sn(&quot;;MAX([.A2:.A15]);&quot;)&quot;)" office:value-type="string" office:string-value="sn(13)">
            <text:p>sn(13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also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3">
            <office:annotation draw:style-name="gr2" draw:text-style-name="P1" svg:width="2.899cm" svg:height="0.991cm" svg:x="2.858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office:value-type="string">
            <text:p>Why not split harmful carbon dioxide into harmless carbon and oxygen?</text:p>
          </table:table-cell>
          <table:table-cell office:value-type="string">
            <text:p>https://www.scientificamerican.com/article/splitting-carbon-dioxide/</text:p>
          </table:table-cell>
          <table:table-cell office:value-type="string">
            <text:p>July 9, 2009</text:p>
          </table:table-cell>
          <table:table-cell office:value-type="string">
            <text:p>M-3.txt</text:p>
          </table:table-cell>
          <table:table-cell office:value-type="string">
            <text:p>split CO2</text:p>
          </table:table-cell>
          <table:table-cell table:style-name="ce44"/>
          <table:table-cell/>
          <table:table-cell office:value-type="date" office:date-value="2020-05-06T17:04:04.440001">
            <text:p>2020/5/6 17:04</text:p>
          </table:table-cell>
          <table:table-cell table:number-columns-repeated="2" table:style-name="ce47" office:value-type="date" office:date-value="2020-05-06T17:25:29.54">
            <text:p>20/05/06 17:25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://tenbou.nies.go.jp/science/description/detail.php?id=26</text:p>
          </table:table-cell>
          <table:table-cell/>
          <table:table-cell office:value-type="string">
            <text:p>2008年12月3日</text:p>
          </table:table-cell>
          <table:table-cell table:number-columns-repeated="2"/>
          <table:table-cell table:style-name="ce39"/>
          <table:table-cell table:number-columns-repeated="2"/>
          <table:table-cell table:style-name="ce49"/>
          <table:table-cell table:style-name="ce52" office:value-type="date" office:date-value="2020-05-06T17:36:07.21">
            <text:p>20/05/06 17:36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is Low-Cost Carbon Dioxide Splitter Just Changed The Game For Solar-Powered CO2 Reduction</text:p>
          </table:table-cell>
          <table:table-cell office:value-type="string">
            <text:p>https://www.sciencealert.com/the-first-low-cost-carbon-dioxide-splitter-means-a-brighter-future-for-clean-energy</text:p>
          </table:table-cell>
          <table:table-cell office:value-type="string">
            <text:p>7 JUNE 2017</text:p>
          </table:table-cell>
          <table:table-cell office:value-type="string">
            <text:p>M-4.txt</text:p>
          </table:table-cell>
          <table:table-cell office:value-type="string">
            <text:p>split CO2</text:p>
          </table:table-cell>
          <table:table-cell table:style-name="ce44"/>
          <table:table-cell/>
          <table:table-cell office:value-type="date" office:date-value="2020-05-06T17:38:57.06">
            <text:p>2020/5/6 17:38</text:p>
          </table:table-cell>
          <table:table-cell table:style-name="ce47"/>
          <table:table-cell table:style-name="ce47" office:value-type="date" office:date-value="2020-05-09T17:57:41.5">
            <text:p>20/05/09 17:57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lar conversion of CO2 to CO using Earth-abundant electrocatalysts prepared by atomic layer modification of CuO</text:p>
          </table:table-cell>
          <table:table-cell table:style-name="ce40" office:value-type="string">
            <text:p>https://www.nature.com/articles/nenergy201787</text:p>
          </table:table-cell>
          <table:table-cell office:value-type="string">
            <text:p>-</text:p>
          </table:table-cell>
          <table:table-cell office:value-type="string">
            <text:p>M-5.txt</text:p>
          </table:table-cell>
          <table:table-cell/>
          <table:table-cell table:style-name="ce39"/>
          <table:table-cell/>
          <table:table-cell office:value-type="date" office:date-value="2020-05-09T17:57:35.76">
            <text:p>2020/5/9 17:57</text:p>
          </table:table-cell>
          <table:table-cell table:style-name="ce49"/>
          <table:table-cell table:style-name="ce52" office:value-type="date" office:date-value="2020-05-09T17:59:44.700001">
            <text:p>20/05/09 17:59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he first low-cost system for splitting carbon dioxide</text:p>
          </table:table-cell>
          <table:table-cell office:value-type="string">
            <text:p>https://phys.org/news/2017-06-low-cost-carbon-dioxide.html</text:p>
          </table:table-cell>
          <table:table-cell office:value-type="string">
            <text:p>June 5, 2017 </text:p>
          </table:table-cell>
          <table:table-cell office:value-type="string">
            <text:p>M-6.txt</text:p>
          </table:table-cell>
          <table:table-cell office:value-type="string">
            <text:p>split CO2</text:p>
          </table:table-cell>
          <table:table-cell table:style-name="ce44"/>
          <table:table-cell/>
          <table:table-cell table:style-name="ce47" office:value-type="date" office:date-value="2020-05-09T18:10:48.54">
            <text:p>20/05/09 18:10</text:p>
          </table:table-cell>
          <table:table-cell table:style-name="ce47"/>
          <table:table-cell table:style-name="ce47" office:value-type="date" office:date-value="2020-05-10T12:19:16.1">
            <text:p>20/05/10 12:19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2" office:value-type="string">
            <text:p>September 25, 2012</text:p>
          </table:table-cell>
          <table:table-cell table:style-name="ce33"/>
          <table:table-cell table:style-name="ce35"/>
          <table:table-cell/>
          <table:table-cell table:style-name="ce28"/>
          <table:table-cell table:style-name="ce48" office:value-type="date" office:date-value="2020-05-09T18:13:19.65">
            <text:p>20/05/09 18:13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esearchers discover a way to tease oxygen molecules from carbon dioxide</text:p>
          </table:table-cell>
          <table:table-cell office:value-type="string">
            <text:p>https://phys.org/news/2014-10-oxygen-molecules-carbon-dioxide.html</text:p>
          </table:table-cell>
          <table:table-cell office:value-type="string">
            <text:p>October 3, 2014</text:p>
          </table:table-cell>
          <table:table-cell table:number-columns-repeated="2"/>
          <table:table-cell table:style-name="ce44"/>
          <table:table-cell/>
          <table:table-cell office:value-type="date" office:date-value="2020-05-10T12:34:18.41">
            <text:p>2020/5/10 12:34</text:p>
          </table:table-cell>
          <table:table-cell table:style-name="ce47"/>
          <table:table-cell table:style-name="ce47" office:value-type="date" office:date-value="2020-05-11T18:12:17.23">
            <text:p>20/05/11 18:12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heap catalysts turn sunlight and carbon dioxide into fuel</text:p>
          </table:table-cell>
          <table:table-cell office:value-type="string">
            <text:p>https://www.sciencemag.org/news/2017/06/cheap-catalysts-turn-sunlight-and-carbon-dioxide-fuel?r3f_986=https://www.google.com/</text:p>
          </table:table-cell>
          <table:table-cell table:style-name="ce43" office:value-type="string">
            <text:p>Jun. 6, 2017 </text:p>
          </table:table-cell>
          <table:table-cell office:value-type="string">
            <text:p>M-9.txt</text:p>
          </table:table-cell>
          <table:table-cell office:value-type="string">
            <text:p>split CO2</text:p>
          </table:table-cell>
          <table:table-cell table:style-name="ce41" office:value-type="string">
            <text:p>donation?</text:p>
          </table:table-cell>
          <table:table-cell/>
          <table:table-cell office:value-type="date" office:date-value="2020-05-10T12:40:19.92">
            <text:p>2020/5/10 12:40</text:p>
          </table:table-cell>
          <table:table-cell table:style-name="ce49"/>
          <table:table-cell table:style-name="ce52" office:value-type="date" office:date-value="2020-05-10T13:30:58.34">
            <text:p>20/05/10 13:30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1">
          <table:table-cell table:style-name="ce25" office:value-type="float" office:value="10">
            <text:p>10</text:p>
          </table:table-cell>
          <table:table-cell table:style-name="ce32" office:value-type="string">
            <text:p>How can carbon dioxide be converted into carbon and oxygen?</text:p>
          </table:table-cell>
          <table:table-cell table:style-name="ce34" office:value-type="string">
            <text:p>https://chemistry.stackexchange.com/questions/915/how-can-carbon-dioxide-be-converted-into-carbon-and-oxygen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0T12:50:04.91">
            <text:p>2020/5/10 12:50</text:p>
          </table:table-cell>
          <table:table-cell table:style-name="ce51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26" office:value-type="float" office:value="11">
            <text:p>11</text:p>
          </table:table-cell>
          <table:table-cell table:style-name="ce33" office:value-type="string">
            <text:p>Converting CO2 into usable energy</text:p>
          </table:table-cell>
          <table:table-cell table:style-name="ce35" office:value-type="string">
            <text:p>https://www.sciencedaily.com/releases/2018/03/180301094857.htm</text:p>
          </table:table-cell>
          <table:table-cell table:style-name="ce42" office:value-type="string">
            <text:p>March 1, 2018</text:p>
          </table:table-cell>
          <table:table-cell table:style-name="ce33"/>
          <table:table-cell table:style-name="ce35"/>
          <table:table-cell/>
          <table:table-cell table:style-name="ce28"/>
          <table:table-cell table:style-name="ce38" office:value-type="date" office:date-value="2020-05-10T12:52:49.57">
            <text:p>2020/5/10 12:52</text:p>
          </table:table-cell>
          <table:table-cell office:value-type="string">
            <text:p>20200511_172832</text:p>
          </table:table-cell>
          <table:table-cell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 office:value-type="float" office:value="12">
            <text:p>12</text:p>
          </table:table-cell>
          <table:table-cell table:style-name="ce32" office:value-type="string">
            <text:p>Mars Oxygen In-Situ Resource Utilization Experiment (MOXIE) - NASA Mars</text:p>
          </table:table-cell>
          <table:table-cell table:style-name="ce34" office:value-type="string">
            <text:p>https://mars.nasa.gov/mars2020/spacecraft/instruments/moxie/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0T13:39:59.43">
            <text:p>2020/5/10 13:39</text:p>
          </table:table-cell>
          <table:table-cell table:style-name="ce51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6" office:value-type="float" office:value="13">
            <text:p>13</text:p>
          </table:table-cell>
          <table:table-cell table:style-name="ce33" office:value-type="string">
            <text:p>工业产生二氧化碳的分解处理方法</text:p>
          </table:table-cell>
          <table:table-cell table:style-name="ce35" office:value-type="string">
            <text:p>http://www.xjishu.com/zhuanli/41/01129255.html</text:p>
          </table:table-cell>
          <table:table-cell table:style-name="ce42" office:value-type="string">
            <text:p>公开日2002年2月6日</text:p>
          </table:table-cell>
          <table:table-cell table:style-name="ce33"/>
          <table:table-cell table:style-name="ce35" office:value-type="string">
            <text:p>工业产生二氧化碳</text:p>
          </table:table-cell>
          <table:table-cell/>
          <table:table-cell table:style-name="ce28" office:value-type="string">
            <text:p>https://duckduckgo.com/?q=%E5%88%86%E8%A7%A3+%E4%BA%8C%E6%B0%A7%E5%8C%96%E7%A2%B3&amp;ia=web</text:p>
          </table:table-cell>
          <table:table-cell table:style-name="ce38" office:value-type="date" office:date-value="2020-05-10T14:03:36.18">
            <text:p>2020/5/10 14:03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1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6"/>
          <table:table-cell table:style-name="ce33"/>
          <table:table-cell table:style-name="ce35"/>
          <table:table-cell table:style-name="ce42"/>
          <table:table-cell table:style-name="ce33"/>
          <table:table-cell table:style-name="ce35"/>
          <table:table-cell/>
          <table:table-cell table:style-name="ce28"/>
          <table:table-cell table:style-name="ce38"/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1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6"/>
          <table:table-cell table:style-name="ce33"/>
          <table:table-cell table:style-name="ce35"/>
          <table:table-cell table:style-name="ce42"/>
          <table:table-cell table:style-name="ce33"/>
          <table:table-cell table:style-name="ce35"/>
          <table:table-cell/>
          <table:table-cell table:style-name="ce28"/>
          <table:table-cell table:style-name="ce38"/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1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6"/>
          <table:table-cell table:style-name="ce33"/>
          <table:table-cell table:style-name="ce35"/>
          <table:table-cell table:style-name="ce42"/>
          <table:table-cell table:style-name="ce33"/>
          <table:table-cell table:style-name="ce35"/>
          <table:table-cell/>
          <table:table-cell table:style-name="ce28"/>
          <table:table-cell table:style-name="ce38"/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1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2T18:01:49.23">
            <text:p>2020/5/12 18:01</text:p>
          </table:table-cell>
          <table:table-cell table:style-name="ce14" table:formula="of:=NOW()" office:value-type="date" office:date-value="2020-05-12T18:01:49.23">
            <text:p>2020/5/12 18:01</text:p>
          </table:table-cell>
          <table:table-cell table:style-name="ce14" table:formula="of:=NOW()" office:value-type="date" office:date-value="2020-05-12T18:01:49.23">
            <text:p>2020/5/12 18:01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4_memos" table:style-name="ta1" table:print="false">
        <table:table-column table:style-name="co1" table:default-cell-style-name="ce25"/>
        <table:table-column table:style-name="co8" table:default-cell-style-name="ce27"/>
        <table:table-column table:style-name="co9" table:default-cell-style-name="ce27"/>
        <table:table-column table:style-name="co9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column table:style-name="co1" table:number-columns-repeated="1011" table:default-cell-style-name="Default"/>
        <table:table-row table:style-name="ro2">
          <table:table-cell table:style-name="ce1" table:formula="of:=CONCATENATE(&quot;sn(&quot;;MAX([.A2];[.A13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2020/5/6 17:31</text:p>
          </table:table-cell>
          <table:table-cell table:style-name="ce56"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2020/5/9 18:09</text:p>
          </table:table-cell>
          <table:table-cell table:style-name="ce56"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number-columns-repeated="4"/>
          <table:table-cell office:value-type="string">
            <text:p>Ru</text:p>
          </table:table-cell>
          <table:table-cell table:number-columns-repeated="2"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2020/5/9 18:12</text:p>
          </table:table-cell>
          <table:table-cell table:style-name="ce56"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2020/5/10 13:10</text:p>
          </table:table-cell>
          <table:table-cell table:style-name="ce56"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2020/5/11 18:10</text:p>
          </table:table-cell>
          <table:table-cell table:style-name="ce56"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28"/>
          <table:table-cell table:style-name="ce35" office:value-type="string">
            <text:p>炭酸塩固定</text:p>
          </table:table-cell>
          <table:table-cell table:style-name="ce35" table:number-columns-repeated="2"/>
          <table:table-cell table:style-name="ce42" office:value-type="string">
            <text:p>37#23_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32:58.65">
            <text:p>2020/5/6 17:32</text:p>
          </table:table-cell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11"/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2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2T18:01:55.29">
            <text:p>2020/5/12 18:01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table:table-column table:style-name="co1" table:default-cell-style-name="ce25"/>
        <table:table-column table:style-name="co8" table:default-cell-style-name="ce27"/>
        <table:table-column table:style-name="co9" table:default-cell-style-name="ce34"/>
        <table:table-column table:style-name="co1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column table:style-name="co1" table:number-columns-repeated="1014" table:default-cell-style-name="Default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2 split</text:p>
          </table:table-cell>
          <table:table-cell table:number-columns-repeated="6"/>
          <table:table-cell office:value-type="date" office:date-value="2020-05-09T18:07:20.25">
            <text:p>2020/5/9 18:07</text:p>
          </table:table-cell>
          <table:table-cell table:style-name="ce56" office:value-type="string">
            <text:p>*</text:p>
          </table:table-cell>
          <table:table-cell table:style-name="ce57" table:number-columns-repeated="1014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/>
          <table:table-cell table:style-name="ce35" office:value-type="string">
            <text:p>upto : How can Carbon dioxide split – Answers</text:p>
          </table:table-cell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0T12:24:57.760001">
            <text:p>2020/5/10 12:24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分解 二氧化碳</text:p>
          </table:table-cell>
          <table:table-cell/>
          <table:table-cell office:value-type="string">
            <text:p>https://duckduckgo.com/?q=分解+二氧化碳&amp;ia=web</text:p>
          </table:table-cell>
          <table:table-cell table:number-columns-repeated="4"/>
          <table:table-cell office:value-type="date" office:date-value="2020-05-10T13:53:25.34">
            <text:p>2020/5/10 13:53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2T18:01:55.29">
            <text:p>2020/5/12 18:01</text:p>
          </table:table-cell>
          <table:table-cell office:value-type="string">
            <text:p>*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2">2020/05/12</text:date>, <text:time>18:01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12T18:01:54.57</dc:date>
    <dc:creator>iwabuchi ken</dc:creator>
    <meta:editing-duration>PT6H41M29S</meta:editing-duration>
    <meta:editing-cycles>41</meta:editing-cycles>
    <meta:generator>OpenOffice/4.1.3$Win32 OpenOffice.org_project/413m1$Build-9783</meta:generator>
    <meta:document-statistic meta:table-count="6" meta:cell-count="318" meta:object-count="0"/>
  </office:meta>
</office:document-meta>
</file>